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Standard" style:list-style-name="LFO1" style:family="paragraph"/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list-style-name="LFO1" style:family="paragraph"/>
  </office:automatic-styles>
  <office:body>
    <office:text text:use-soft-page-breaks="true">
      <text:p text:style-name="P1">Read me file</text:p>
      <text:list text:style-name="LFO1" text:continue-numbering="true">
        <text:list-item>
          <text:p text:style-name="P2"><text:span text:style-name="T3">Used tools &amp; technologies</text:span>: Java, Selenium, Maven, TestNG and also used json to<text:s/><text:tab/>save test data and read from <text:s/>it and also used Faker library to register with new data every<text:s/><text:tab/>running the script.</text:p>
        </text:list-item>
      </text:list>
      <text:p text:style-name="Standard"/>
      <text:list text:style-name="LFO1" text:continue-numbering="true">
        <text:list-item>
          <text:p text:style-name="P4">Two scripts delivered:</text:p>
          <text:list text:continue-numbering="true">
            <text:list-item>
              <text:p text:style-name="P5">Register with new data used from Faker to avoid duplicating emails.</text:p>
            </text:list-item>
            <text:list-item>
              <text:p text:style-name="P6">Register with email already existed and read it from json file to test capturing screenshot on<text:s/><text:tab/>failure.</text:p>
            </text:list-item>
          </text:list>
        </text:list-item>
      </text:list>
      <text:p text:style-name="Standard">3.<text:tab/>pom.xml file contains the dependencies used and called in the code.</text:p>
      <text:p text:style-name="Standard">4.<text:tab/>Test automation framework used<text:span text:style-name="T7">:<text:s/></text:span>POM in code design, so project is into multiple <text:s/><text:tab/>packages:-</text:p>
      <text:p text:style-name="Standard">1.<text:tab/>Src/main/java contains pages package which contains PageBase class and pages class.</text:p>
      <text:p text:style-name="Standard">2.<text:tab/>Src/test/java contains tests, data and<text:s/>utilities packages.</text:p>
      <text:p text:style-name="Standard">3.<text:s/><text:tab/>Tests package contains tests with data related to pages classes in page's package.</text:p>
      <text:p text:style-name="Standard">4.<text:s/><text:tab/>Data package contains data file and json reader class which read the data from the json file<text:s/><text:tab/>to not set hard coded data.</text:p>
      <text:p text:style-name="Standard">5.<text:s/><text:tab/>Utilities package<text:s/>contains Helper class which contain capture screenshot method.</text:p>
      <text:p text:style-name="Standard">6.<text:tab/>Driver folder contains chrome driver.</text:p>
      <text:p text:style-name="Standard">7.<text:tab/>Screenshot folder to save the captured screenshot in.</text:p>
      <text:p text:style-name="Standard">8.<text:tab/>testng.xml file to run the tests from.</text:p>
      <text:p text:style-name="Standard"/>
      <text:p text:style-name="Standard"><text:span text:style-name="T8">3.<text:s/></text:span><text:span text:style-name="T9"><text:tab/>Limitations:</text:span></text:p>
      <text:p text:style-name="Standard">1.<text:tab/>This script runs on chrome and Linux because I used chrome driver for Linux only.</text:p>
      <text:p text:style-name="Standard">2.<text:tab/>Report is not customized , just display screenshot in ,so added <text:s/>to the screenshots on failure<text:s/><text:tab/>in a separated folder (Screenshot).</text:p>
      <text:list text:style-name="LFO1" text:continue-numbering="true">
        <text:list-item>
          <text:list>
            <text:list-item>
              <text:p text:style-name="P10">Email verification is not applied due to user faker data applied to avoid duplicating emails . <text:s/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font-size="16pt" style:font-size-asian="16pt" style:font-size-complex="16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mro</meta:initial-creator>
    <dc:creator>Amro</dc:creator>
    <meta:creation-date>2019-03-18T15:13:00Z</meta:creation-date>
    <dc:date>2020-04-13T17:27:00Z</dc:date>
    <meta:template xlink:href="Normal.dotm" xlink:type="simple"/>
    <meta:editing-cycles>2</meta:editing-cycles>
    <meta:editing-duration>PT1860S</meta:editing-duration>
    <meta:document-statistic meta:page-count="1" meta:paragraph-count="2" meta:word-count="222" meta:character-count="1492" meta:row-count="10" meta:non-whitespace-character-count="1272"/>
  </office:meta>
</office:document-meta>
</file>